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32383" officeooo:paragraph-rsid="00132383"/>
    </style:style>
    <style:style style:name="P2" style:family="paragraph" style:parent-style-name="Standard" style:list-style-name="L1">
      <style:paragraph-properties fo:line-height="150%"/>
      <style:text-properties officeooo:rsid="00132383" officeooo:paragraph-rsid="00132383"/>
    </style:style>
    <style:style style:name="P3" style:family="paragraph" style:parent-style-name="Standard">
      <style:paragraph-properties fo:line-height="150%"/>
      <style:text-properties fo:font-weight="bold" officeooo:rsid="00132383" officeooo:paragraph-rsid="00132383" style:font-weight-asian="bold" style:font-weight-complex="bold"/>
    </style:style>
    <style:style style:name="P4" style:family="paragraph" style:parent-style-name="Standard" style:list-style-name="L1">
      <style:paragraph-properties fo:line-height="150%"/>
      <style:text-properties officeooo:rsid="00143f62" officeooo:paragraph-rsid="00143f62"/>
    </style:style>
    <style:style style:name="P5" style:family="paragraph" style:parent-style-name="Standard" style:list-style-name="L1">
      <style:paragraph-properties fo:line-height="150%"/>
      <style:text-properties officeooo:rsid="0014fddf" officeooo:paragraph-rsid="0014fd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Azhar Rasyad</text:p>
      <text:p text:style-name="P1">0110217029</text:p>
      <text:p text:style-name="P1"/>
      <text:p text:style-name="P3">Pertanyaan “Parallel Computing On Any Desktop” :</text:p>
      <text:list xml:id="list1211444587" text:style-name="L1">
        <text:list-item>
          <text:p text:style-name="P2">Apa yang dimaksud Beowulf?</text:p>
        </text:list-item>
        <text:list-item>
          <text:p text:style-name="P4">Kenapa bahasa pemrograman java menjadi salah satu yang mendukung multithread?</text:p>
        </text:list-item>
        <text:list-item>
          <text:p text:style-name="P4">Apa yang dimaksud OpenMP?</text:p>
        </text:list-item>
        <text:list-item>
          <text:p text:style-name="P4">Apa perbedaan AMD dengan Intel?</text:p>
        </text:list-item>
        <text:list-item>
          <text:p text:style-name="P4">Apa yang dimaksud Fortran?</text:p>
        </text:list-item>
        <text:list-item>
          <text:p text:style-name="P4">Apa yang dimaksud PI Program?</text:p>
        </text:list-item>
        <text:list-item>
          <text:p text:style-name="P4">Apa kegunaan dari reduction pada PI Program?</text:p>
        </text:list-item>
        <text:list-item>
          <text:p text:style-name="P4">Apa yang dimaksud LS-DYNA?</text:p>
        </text:list-item>
        <text:list-item>
          <text:p text:style-name="P5">Apa yang dimaksud benchmark?</text:p>
        </text:list-item>
        <text:list-item>
          <text:p text:style-name="P5">Apa yang dimaksud parallel algorithms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22:30:40.755000000</meta:creation-date>
    <dc:date>2019-09-18T22:53:40.805000000</dc:date>
    <meta:editing-duration>PT2M38S</meta:editing-duration>
    <meta:editing-cycles>1</meta:editing-cycles>
    <meta:document-statistic meta:table-count="0" meta:image-count="0" meta:object-count="0" meta:page-count="1" meta:paragraph-count="13" meta:word-count="73" meta:character-count="450" meta:non-whitespace-character-count="400"/>
    <meta:generator>LibreOffice/6.3.1.2$Windows_X86_64 LibreOffice_project/b79626edf0065ac373bd1df5c28bd630b4424273</meta:generator>
  </office:meta>
</office:document-meta>
</file>